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Times New Roman" svg:font-family="'Times New Roman'"/>
    <style:font-face style:name="Verdana" svg:font-family="Verdana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6.51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4pt"/>
    </style:style>
    <style:style style:name="P2" style:family="paragraph" style:parent-style-name="Standard">
      <style:paragraph-properties fo:margin-top="0cm" fo:margin-bottom="0.247cm" fo:line-height="120%"/>
      <style:text-properties style:font-name="Verdana" fo:font-size="10pt"/>
    </style:style>
    <style:style style:name="P3" style:family="paragraph" style:parent-style-name="Standard">
      <style:paragraph-properties fo:margin-top="0cm" fo:margin-bottom="0.247cm" fo:line-height="120%">
        <style:tab-stops>
          <style:tab-stop style:position="5.398cm"/>
        </style:tab-stops>
      </style:paragraph-properties>
      <style:text-properties style:font-name="Verdana" fo:font-size="10pt"/>
    </style:style>
    <style:style style:name="P4" style:family="paragraph" style:parent-style-name="Standard">
      <style:paragraph-properties fo:margin-top="0cm" fo:margin-bottom="0.499cm"/>
      <style:text-properties style:font-name="Verdana" fo:font-size="10pt"/>
    </style:style>
    <style:style style:name="P5" style:family="paragraph" style:parent-style-name="Standard">
      <style:paragraph-properties fo:margin-top="0cm" fo:margin-bottom="0.499cm"/>
      <style:text-properties style:font-name="Times New Roman" fo:font-size="24pt"/>
    </style:style>
    <style:style style:name="P6" style:family="paragraph" style:parent-style-name="Standard">
      <style:paragraph-properties fo:margin-left="0.635cm" fo:margin-right="0cm" fo:margin-top="0cm" fo:margin-bottom="0.499cm" fo:text-indent="0cm" style:auto-text-indent="false"/>
      <style:text-properties style:font-name="Verdana" fo:font-size="10pt"/>
    </style:style>
    <style:style style:name="P7" style:family="paragraph" style:parent-style-name="Standard">
      <style:paragraph-properties fo:margin-left="1.27cm" fo:margin-right="0cm" fo:margin-top="0cm" fo:margin-bottom="0.499cm" fo:text-indent="-0.635cm" style:auto-text-indent="false"/>
      <style:text-properties style:font-name="Verdana" fo:font-size="10pt"/>
    </style:style>
    <style:style style:name="P8" style:family="paragraph" style:parent-style-name="Standard">
      <style:paragraph-properties fo:margin-top="0cm" fo:margin-bottom="0.499cm"/>
      <style:text-properties style:font-name="Verdana" fo:font-size="10pt"/>
    </style:style>
    <style:style style:name="P9" style:family="paragraph" style:parent-style-name="Standard">
      <style:paragraph-properties fo:margin-top="0cm" fo:margin-bottom="0.499cm"/>
      <style:text-properties style:font-name="Verdana" fo:font-size="10pt" fo:font-weight="bold"/>
    </style:style>
    <style:style style:name="P10" style:family="paragraph" style:parent-style-name="Standard">
      <style:paragraph-properties fo:margin-left="0.635cm" fo:margin-right="0cm" fo:margin-top="0cm" fo:margin-bottom="0.499cm" fo:text-indent="0cm" style:auto-text-indent="false"/>
      <style:text-properties style:font-name="Verdana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92 AY 2014-2015</text:p>
      <text:p text:style-name="P1">Lessons Learned Report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Prepared by: Arel Latoga</text:p>
            <text:p text:style-name="P9">Date: Feb. 18, 2016</text:p>
            <text:p text:style-name="P9">Project Name: Fur-ever Pawsitive</text:p>
            <text:p text:style-name="P9">Client: Gwen Foster/CARA/Purina</text:p>
            <text:p text:style-name="P9">Sprint Number: 2</text:p>
          </table:table-cell>
        </table:table-row>
        <table:table-row>
          <table:table-cell table:style-name="Table1.A1" office:value-type="string">
            <text:p text:style-name="P6">1. <text:s/>What were the main lessons your team learned in this sprint?</text:p>
            <text:p text:style-name="P4">Though the sprint went smoothly, much were still needed to be done. But as guessed before, tasks needed to be divided more evenly. And this is where we went right.</text:p>
            <text:p text:style-name="P4"/>
            <text:p text:style-name="P4"/>
            <text:p text:style-name="P7">2. <text:s text:c="2"/>Describe one example of what went right in this sprint.</text:p>
            <text:p text:style-name="P4"/>
            <text:p text:style-name="P4">As mentioned above, tasks were divided evenly and fairly, where each was able to use his/her skills to finish the tasks with ease.</text:p>
            <text:p text:style-name="P4"/>
            <text:p text:style-name="P7">3. <text:s text:c="3"/>Describe one example of what went wrong in this sprint.</text:p>
            <text:p text:style-name="P7"/>
            <text:p text:style-name="P7"/>
            <text:p text:style-name="P6">To be honest, nothing wrong really happened. Hopefully this continues for the following sprints.</text:p>
            <text:p text:style-name="P7"/>
            <text:p text:style-name="P7"/>
            <text:p text:style-name="P7"/>
            <text:p text:style-name="P7"/>
            <text:p text:style-name="P7">4. <text:s text:c="3"/>What will you do differently on the next sprint based on your experience working on this current sprint?</text:p>
            <text:p text:style-name="P7"><text:soft-page-break/></text:p>
            <text:p text:style-name="P7">Our current pace is already good. We hope to keep this up.</text:p>
            <text:p text:style-name="P4"/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Times New Roman" svg:font-family="'Times New Roman'"/>
    <style:font-face style:name="Verdana" svg:font-family="Verdana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Liberation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title>OHD General Programming Standards and Guidelines Summary Document</dc:title>
    <meta:initial-creator>LawrenceB</meta:initial-creator>
    <meta:document-statistic meta:table-count="1" meta:image-count="0" meta:object-count="0" meta:page-count="2" meta:paragraph-count="15" meta:word-count="157" meta:character-count="905"/>
    <dc:date>2016-02-19T00:08:25</dc:date>
    <dc:creator>Arel Latoga</dc:creator>
    <meta:editing-duration>PT3M33S</meta:editing-duration>
    <meta:editing-cycles>1</meta:editing-cycles>
  </office:meta>
</office:document-meta>
</file>